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60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laim Date</text:p>
          </table:table-cell>
          <table:table-cell office:value-type="string">
            <text:p>Claimed By</text:p>
          </table:table-cell>
          <table:table-cell office:value-type="string">
            <text:p>Expense Category</text:p>
          </table:table-cell>
          <table:table-cell office:value-type="string">
            <text:p>Narration</text:p>
          </table:table-cell>
          <table:table-cell office:value-type="string">
            <text:p>Claimed Amount</text:p>
          </table:table-cell>
          <table:table-cell office:value-type="string">
            <text:p>Action</text:p>
          </table:table-cell>
          <table:table-cell office:value-type="string">
            <text:p>Approved Amount</text:p>
          </table:table-cell>
          <table:table-cell office:value-type="string">
            <text:p>Claim Status</text:p>
          </table:table-cell>
        </table:table-row>
        <table:table-row table:style-name="ro1">
          <table:table-cell/>
          <table:table-cell table:style-name="ce1" office:value-type="date" office:date-value="2016-12-06">
            <text:p>12/06/16</text:p>
          </table:table-cell>
          <table:table-cell office:value-type="string">
            <text:p>Jey</text:p>
          </table:table-cell>
          <table:table-cell office:value-type="string">
            <text:p>Food</text:p>
          </table:table-cell>
          <table:table-cell office:value-type="string">
            <text:p>morning tiffin</text:p>
          </table:table-cell>
          <table:table-cell office:value-type="float" office:value="180">
            <text:p>180</text:p>
          </table:table-cell>
          <table:table-cell office:value-type="string">
            <text:p>Check Box</text:p>
          </table:table-cell>
          <table:table-cell office:value-type="float" office:value="180">
            <text:p>180</text:p>
          </table:table-cell>
          <table:table-cell office:value-type="string">
            <text:p>Approved</text:p>
          </table:table-cell>
        </table:table-row>
        <table:table-row table:style-name="ro1">
          <table:table-cell/>
          <table:table-cell table:style-name="ce1" office:value-type="date" office:date-value="2016-12-06">
            <text:p>12/06/16</text:p>
          </table:table-cell>
          <table:table-cell office:value-type="string">
            <text:p>Jey</text:p>
          </table:table-cell>
          <table:table-cell office:value-type="string">
            <text:p>Food</text:p>
          </table:table-cell>
          <table:table-cell office:value-type="string">
            <text:p>morning breakfast</text:p>
          </table:table-cell>
          <table:table-cell office:value-type="float" office:value="180">
            <text:p>180</text:p>
          </table:table-cell>
          <table:table-cell office:value-type="string">
            <text:p>Check Box</text:p>
          </table:table-cell>
          <table:table-cell office:value-type="float" office:value="0">
            <text:p>0</text:p>
          </table:table-cell>
          <table:table-cell office:value-type="string">
            <text:p>Decline</text:p>
          </table:table-cell>
        </table:table-row>
        <table:table-row table:style-name="ro1">
          <table:table-cell/>
          <table:table-cell table:style-name="ce1" office:value-type="date" office:date-value="2016-12-06">
            <text:p>12/06/16</text:p>
          </table:table-cell>
          <table:table-cell office:value-type="string">
            <text:p>Jey</text:p>
          </table:table-cell>
          <table:table-cell office:value-type="string">
            <text:p>Food</text:p>
          </table:table-cell>
          <table:table-cell office:value-type="string">
            <text:p>Lunc</text:p>
          </table:table-cell>
          <table:table-cell office:value-type="float" office:value="180">
            <text:p>180</text:p>
          </table:table-cell>
          <table:table-cell office:value-type="string">
            <text:p>Check Box</text:p>
          </table:table-cell>
          <table:table-cell office:value-type="float" office:value="180">
            <text:p>180</text:p>
          </table:table-cell>
          <table:table-cell office:value-type="string">
            <text:p>Waiting for Approval</text:p>
          </table:table-cell>
        </table:table-row>
        <table:table-row table:style-name="ro1">
          <table:table-cell/>
          <table:table-cell table:style-name="ce1" office:value-type="date" office:date-value="2016-12-06">
            <text:p>12/06/16</text:p>
          </table:table-cell>
          <table:table-cell office:value-type="string">
            <text:p>Jey</text:p>
          </table:table-cell>
          <table:table-cell office:value-type="string">
            <text:p>Food</text:p>
          </table:table-cell>
          <table:table-cell office:value-type="string">
            <text:p>Dinner</text:p>
          </table:table-cell>
          <table:table-cell office:value-type="float" office:value="180">
            <text:p>180</text:p>
          </table:table-cell>
          <table:table-cell office:value-type="string">
            <text:p>Check Box</text:p>
          </table:table-cell>
          <table:table-cell office:value-type="float" office:value="150">
            <text:p>150</text:p>
          </table:table-cell>
          <table:table-cell office:value-type="string">
            <text:p>Approved on Conditi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pprove</text:p>
          </table:table-cell>
          <table:table-cell office:value-type="string">
            <text:p>Decline</text:p>
          </table:table-cell>
          <table:table-cell office:value-type="string">
            <text:p>Approve on Condition</text:p>
          </table:table-cell>
          <table:table-cell office:value-type="string">
            <text:p>Pay Now</text:p>
          </table:table-cell>
          <table:table-cell office:value-type="string">
            <text:p>Pay Later</text:p>
          </table:table-cell>
          <table:table-cell/>
          <table:table-cell office:value-type="string">
            <text:p>Req. For App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6/21/2016</text:date>, <text:time>14:5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1:35:32.07</meta:creation-date>
    <dc:date>2016-06-21T14:57:41.94</dc:date>
    <meta:editing-duration>PT3H6M59S</meta:editing-duration>
    <meta:editing-cycles>1</meta:editing-cycles>
    <meta:document-statistic meta:table-count="3" meta:cell-count="46" meta:object-count="0"/>
    <meta:generator>OpenOffice/4.0.0$Win32 OpenOffice.org_project/400m3$Build-9702</meta:generator>
  </office:meta>
</office:document-meta>
</file>